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/>
    </style:style>
    <style:style style:name="gr4" style:family="graphic" style:parent-style-name="standard">
      <style:graphic-properties draw:textarea-horizontal-align="justify" draw:textarea-vertical-align="middle" draw:auto-grow-height="true" fo:min-height="1.655cm" fo:wrap-option="no-wrap"/>
    </style:style>
    <style:style style:name="gr5" style:family="graphic" style:parent-style-name="standard">
      <style:graphic-properties draw:textarea-horizontal-align="justify" draw:textarea-vertical-align="middle" draw:auto-grow-height="true" fo:min-height="1.494cm" fo:padding-top="0cm" fo:padding-bottom="0cm" fo:padding-left="0cm" fo:padding-right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true" fo:min-height="1.578cm" fo:padding-top="0cm" fo:padding-bottom="0cm" fo:padding-left="0cm" fo:padding-right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true" fo:min-height="1.971cm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color="#000000" draw:fill="solid" draw:fill-color="#ffffcc" draw:textarea-horizontal-align="center" draw:auto-grow-height="true" draw:auto-grow-width="true" fo:min-height="2.195cm" fo:min-width="4.793cm" draw:shadow="visible" draw:shadow-offset-x="0.305cm" draw:shadow-offset-y="0.305cm"/>
    </style:style>
    <style:style style:name="gr9" style:family="graphic" style:parent-style-name="standard">
      <style:graphic-properties draw:marker-end="Arrow" draw:marker-end-width="0.3cm"/>
    </style:style>
    <style:style style:name="gr10" style:family="graphic" style:parent-style-name="standard">
      <style:graphic-properties draw:textarea-horizontal-align="justify" draw:textarea-vertical-align="middle" draw:auto-grow-height="true" fo:min-height="1.02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2" draw:layer="layout" draw:type="lines" svg:x1="16.239cm" svg:y1="10.525cm" svg:x2="11.477cm" svg:y2="12.43cm" draw:start-shape="id1" draw:start-glue-point="6" draw:end-shape="id2" draw:end-glue-point="4">
          <text:p text:style-name="P1"><text:span text:style-name="T1">YES</text:span></text:p>
        </draw:connector>
        <draw:connector draw:style-name="gr1" draw:text-style-name="P2" draw:layer="layout" draw:type="lines" svg:x1="16.239cm" svg:y1="10.525cm" svg:x2="18.144cm" svg:y2="12.757cm" draw:start-shape="id1" draw:start-glue-point="6" draw:end-shape="id3" draw:end-glue-point="4">
          <text:p text:style-name="P1"><text:span text:style-name="T1">NO</text:span></text:p>
        </draw:connector>
        <draw:connector draw:style-name="gr1" draw:text-style-name="P2" draw:layer="layout" svg:x1="16.24cm" svg:y1="13.546cm" svg:x2="13.065cm" svg:y2="13.382cm" draw:start-shape="id3" draw:end-shape="id2">
          <text:p text:style-name="P1"><text:span text:style-name="T1">YES</text:span></text:p>
        </draw:connector>
        <draw:connector draw:style-name="gr1" draw:text-style-name="P2" draw:layer="layout" svg:x1="11.795cm" svg:y1="8.315cm" svg:x2="14.335cm" svg:y2="9.736cm" draw:start-shape="id4" draw:start-glue-point="7" draw:end-shape="id1">
          <text:p text:style-name="P1"><text:span text:style-name="T1">YES</text:span></text:p>
        </draw:connector>
        <draw:connector draw:style-name="gr1" draw:text-style-name="P2" draw:layer="layout" svg:x1="6.08cm" svg:y1="19.088cm" svg:x2="8.937cm" svg:y2="21.32cm" draw:start-shape="id5" draw:end-shape="id6">
          <text:p text:style-name="P1"><text:span text:style-name="T1">NO</text:span></text:p>
        </draw:connector>
        <draw:connector draw:style-name="gr2" draw:text-style-name="P3" draw:layer="layout" svg:x1="11.477cm" svg:y1="14.335cm" svg:x2="12.43cm" svg:y2="16.875cm" draw:start-shape="id2" draw:start-glue-point="6" draw:end-shape="id7">
          <text:p text:style-name="P4"/>
        </draw:connector>
        <draw:connector draw:style-name="gr1" draw:text-style-name="P2" draw:layer="layout" svg:x1="9.572cm" svg:y1="9.89cm" svg:x2="6.079cm" svg:y2="17.51cm" draw:start-shape="id4" draw:end-shape="id5" draw:end-glue-point="4">
          <text:p text:style-name="P1"><text:span text:style-name="T1">NO</text:span></text:p>
        </draw:connector>
        <draw:connector draw:style-name="gr3" draw:text-style-name="P2" draw:layer="layout" svg:x1="10.525cm" svg:y1="17.663cm" svg:x2="7.985cm" svg:y2="18.298cm" draw:start-shape="id7" draw:start-glue-point="5" draw:end-shape="id5" draw:end-glue-point="7">
          <text:p text:style-name="P1"><text:span text:style-name="T1">YES</text:span></text:p>
        </draw:connector>
        <draw:connector draw:style-name="gr3" draw:text-style-name="P2" draw:layer="layout" svg:x1="12.43cm" svg:y1="18.453cm" svg:x2="8.937cm" svg:y2="21.32cm" draw:start-shape="id7" draw:end-shape="id6" draw:end-glue-point="4">
          <text:p text:style-name="P1"><text:span text:style-name="T1">NO</text:span></text:p>
        </draw:connector>
        <draw:custom-shape draw:style-name="gr4" draw:text-style-name="P1" draw:id="id2" draw:layer="layout" svg:width="3.175cm" svg:height="1.905cm" svg:x="9.89cm" svg:y="12.43cm">
          <text:p text:style-name="P1"><text:span text:style-name="T1">Get existing samples in the existing pallet for compari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4" draw:layer="layout" svg:width="4.445cm" svg:height="3.148cm" svg:x="7.35cm" svg:y="6.742cm">
          <text:p text:style-name="P1"><text:span text:style-name="T1">Product barcode already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1" draw:layer="layout" svg:width="3.81cm" svg:height="1.578cm" svg:x="14.335cm" svg:y="8.947cm">
          <text:p text:style-name="P1"><text:span text:style-name="T1">Same positio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3" draw:layer="layout" svg:width="3.81cm" svg:height="1.578cm" svg:x="16.24cm" svg:y="12.757cm">
          <text:p text:style-name="P1"><text:span text:style-name="T1">Want to move i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7" draw:layer="layout" svg:width="3.81cm" svg:height="1.578cm" svg:x="10.525cm" svg:y="16.875cm">
          <text:p text:style-name="P1"><text:span text:style-name="T1">Is in move 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5" draw:layer="layout" svg:width="3.81cm" svg:height="1.578cm" svg:x="4.175cm" svg:y="17.51cm">
          <text:p text:style-name="P1"><text:span text:style-name="T1">Is position already in u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id="id14" draw:layer="layout" svg:width="3.175cm" svg:height="3.351cm" svg:x="17.415cm" svg:y="23.589cm">
          <text:p text:style-name="P1"><text:span text:style-name="T1">Pallet is saved in position and samples are saved into palle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8" draw:text-style-name="P5" draw:layer="layout" svg:width="5.293cm" svg:height="2.621cm" svg:x="0.787cm" svg:y="24.319cm">
          <draw:text-box>
            <text:p text:style-name="P4"><text:span text:style-name="T2">Scan assign verification</text:span></text:p>
            <text:p text:style-name="P4"><text:span text:style-name="T2">flowchart</text:span></text:p>
            <text:p text:style-name="P4"><text:span text:style-name="T2"/></text:p>
            <text:p text:style-name="P4"><text:span text:style-name="T2">Current implementation </text:span></text:p>
            <text:p text:style-name="P4"><text:span text:style-name="T2">in Biobank2</text:span></text:p>
          </draw:text-box>
        </draw:frame>
        <draw:custom-shape draw:style-name="gr4" draw:text-style-name="P1" draw:id="id8" draw:layer="layout" svg:width="3.175cm" svg:height="1.905cm" svg:x="2.27cm" svg:y="1.635cm">
          <text:p text:style-name="P1"><text:span text:style-name="T1">Enter product barcode (nunc barcode) + hit e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9" draw:layer="layout" svg:width="3.175cm" svg:height="1.905cm" svg:x="5.445cm" svg:y="4.175cm">
          <text:p text:style-name="P1"><text:span text:style-name="T1">Enter position label (like 01AA05) + hit e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10" draw:layer="layout" svg:width="3.175cm" svg:height="1.905cm" svg:x="11.795cm" svg:y="2.905cm">
          <text:p text:style-name="P1"><text:span text:style-name="T1">Enter plate to scan + hit e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11" draw:layer="layout" svg:width="3.175cm" svg:height="1.905cm" svg:x="16.24cm" svg:y="2.905cm">
          <text:p text:style-name="P1"><text:span text:style-name="T1">Enter plate to scan + hit e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svg:x1="5.445cm" svg:y1="2.587cm" svg:x2="7.032cm" svg:y2="4.175cm" draw:start-shape="id8" draw:end-shape="id9" draw:end-glue-point="4">
          <text:p text:style-name="P4"/>
        </draw:connector>
        <draw:connector draw:style-name="gr9" draw:text-style-name="P6" draw:layer="layout" draw:type="line" svg:x1="8.62cm" svg:y1="5.127cm" svg:x2="11.795cm" svg:y2="3.857cm" draw:start-shape="id9" draw:end-shape="id10">
          <text:p text:style-name="P4"/>
        </draw:connector>
        <draw:connector draw:style-name="gr9" draw:text-style-name="P6" draw:layer="layout" draw:type="line" svg:x1="14.97cm" svg:y1="3.857cm" svg:x2="16.24cm" svg:y2="3.857cm" draw:start-shape="id10" draw:end-shape="id11">
          <text:p text:style-name="P4"/>
        </draw:connector>
        <draw:connector draw:style-name="gr9" draw:text-style-name="P6" draw:layer="layout" svg:x1="17.827cm" svg:y1="4.81cm" svg:x2="9.572cm" svg:y2="6.742cm" draw:start-shape="id11" draw:start-glue-point="2" draw:end-shape="id4" draw:end-glue-point="4">
          <text:p text:style-name="P4"/>
        </draw:connector>
        <draw:custom-shape draw:style-name="gr4" draw:text-style-name="P1" draw:id="id6" draw:layer="layout" svg:width="3.175cm" svg:height="1.905cm" svg:x="7.35cm" svg:y="21.32cm">
          <text:p text:style-name="P1"><text:span text:style-name="T1">Pallet is sc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id="id13" draw:layer="layout" svg:width="2.54cm" svg:height="1.27cm" svg:x="11.16cm" svg:y="25.13cm">
          <text:p text:style-name="P1"><text:span text:style-name="T1">Confi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id="id12" draw:layer="layout" svg:width="2.54cm" svg:height="1.433cm" svg:x="7.35cm" svg:y="23.86cm">
          <text:p text:style-name="P1"><text:span text:style-name="T1">User check scan is corr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" svg:x1="8.937cm" svg:y1="23.225cm" svg:x2="8.619cm" svg:y2="23.86cm" draw:start-shape="id6" draw:start-glue-point="6" draw:end-shape="id12" draw:end-glue-point="4">
          <text:p text:style-name="P4"/>
        </draw:connector>
        <draw:connector draw:style-name="gr9" draw:text-style-name="P6" draw:layer="layout" svg:x1="8.619cm" svg:y1="25.293cm" svg:x2="11.16cm" svg:y2="25.764cm" draw:start-shape="id12" draw:start-glue-point="6" draw:end-shape="id13" draw:end-glue-point="5">
          <text:p text:style-name="P4"/>
        </draw:connector>
        <draw:connector draw:style-name="gr9" draw:text-style-name="P6" draw:layer="layout" draw:type="line" svg:x1="13.7cm" svg:y1="25.765cm" svg:x2="17.415cm" svg:y2="25.264cm" draw:start-shape="id13" draw:end-shape="id14" draw:end-glue-point="3">
          <text:p text:style-name="P4"/>
        </draw:connector>
        <draw:connector draw:style-name="gr3" draw:text-style-name="P3" draw:layer="layout" svg:x1="4.175cm" svg:y1="18.298cm" svg:x2="5.445cm" svg:y2="5.127cm" draw:start-shape="id5" draw:start-glue-point="5" draw:end-shape="id9">
          <text:p text:style-name="P2">YES</text:p>
        </draw:connector>
        <draw:connector draw:style-name="gr9" draw:text-style-name="P3" draw:layer="layout" svg:x1="20.05cm" svg:y1="13.545cm" svg:x2="3.857cm" svg:y2="1.635cm" draw:start-shape="id3" draw:start-glue-point="7" draw:end-shape="id8" draw:end-glue-point="4">
          <text:p text:style-name="P4"/>
        </draw:connector>
        <draw:frame draw:style-name="gr11" draw:text-style-name="P8" draw:layer="layout" svg:width="1.031cm" svg:height="0.645cm" svg:x="19.415cm" svg:y="1cm">
          <draw:text-box>
            <text:p text:style-name="P7">NO</text:p>
          </draw:text-box>
        </draw:frame>
        <draw:custom-shape draw:style-name="gr12" draw:text-style-name="P3" draw:id="id15" draw:layer="layout" svg:width="0.635cm" svg:height="0.635cm" svg:x="1cm" svg:y="2.27cm">
          <text:p text:style-name="P4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9" draw:text-style-name="P3" draw:layer="layout" draw:type="line" svg:x1="1.635cm" svg:y1="2.587cm" svg:x2="2.27cm" svg:y2="2.587cm" draw:start-shape="id15" draw:start-glue-point="10" draw:end-shape="id8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Delphine Degris-Dard</meta:initial-creator>
    <meta:creation-date>2009-08-28T15:15:21</meta:creation-date>
    <dc:creator>Delphine Degris-Dard</dc:creator>
    <dc:date>2009-08-31T18:12:39</dc:date>
    <meta:editing-cycles>16</meta:editing-cycles>
    <meta:editing-duration>PT1H28M29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